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3" style:family="table-cell" style:parent-style-name="Default" style:data-style-name="N0">
      <style:table-cell-properties style:vertical-align="automatic" style:repeat-content="false"/>
      <style:paragraph-properties fo:text-align="justify"/>
    </style:style>
    <style:style style:name="ce4" style:family="table-cell" style:parent-style-name="Default" style:data-style-name="N0">
      <style:table-cell-properties style:vertical-align="middle" fo:wrap-option="wrap" style:repeat-content="false"/>
      <style:paragraph-properties fo:text-align="justify"/>
      <style:text-properties style:font-name="Arial" style:font-name-asian="Arial" style:font-name-complex="Arial" fo:font-size="10pt" style:font-size-asian="10pt" style:font-size-complex="10pt"/>
    </style:style>
    <style:style style:name="ce5" style:family="table-cell" style:parent-style-name="Default" style:data-style-name="N0">
      <style:table-cell-properties style:vertical-align="middle" fo:wrap-option="wrap" style:repeat-content="false"/>
      <style:paragraph-properties fo:text-align="justify"/>
      <style:text-properties style:font-name="Arial" style:font-name-asian="Arial" style:font-name-complex="Arial" fo:font-size="10pt" style:font-size-asian="10pt" style:font-size-complex="10pt"/>
    </style:style>
    <style:style style:name="ce6" style:family="table-cell" style:parent-style-name="Default" style:data-style-name="N0">
      <style:table-cell-properties fo:background-color="#538DD5"/>
      <style:text-properties style:font-name="Arial" style:font-name-asian="Arial" style:font-name-complex="Arial" fo:font-size="10pt" style:font-size-asian="10pt" style:font-size-complex="10pt"/>
    </style:style>
    <style:style style:name="ce7" style:family="table-cell" style:parent-style-name="Default" style:data-style-name="N0">
      <style:table-cell-properties fo:background-color="#538DD5"/>
    </style:style>
    <style:style style:name="ce8" style:family="table-cell" style:parent-style-name="Default" style:data-style-name="N0">
      <style:table-cell-properties style:vertical-align="automatic" fo:background-color="#538DD5"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9" style:family="table-cell" style:parent-style-name="Default" style:data-style-name="N0">
      <style:table-cell-properties style:vertical-align="middle" fo:background-color="#538DD5" style:repeat-content="false"/>
      <style:paragraph-properties fo:text-align="center"/>
    </style:style>
    <style:style style:name="ce10" style:family="table-cell" style:parent-style-name="Default" style:data-style-name="N0">
      <style:table-cell-properties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11" style:family="table-cell" style:parent-style-name="Default" style:data-style-name="N0">
      <style:table-cell-properties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12" style:family="table-cell" style:parent-style-name="Default" style:data-style-name="N0">
      <style:table-cell-properties fo:background-color="#DAEEF3"/>
    </style:style>
    <style:style style:name="ce13" style:family="table-cell" style:parent-style-name="Default" style:data-style-name="N0">
      <style:table-cell-properties fo:background-color="#DAEEF3"/>
      <style:text-properties fo:font-weight="bold" style:font-weight-asian="bold" style:font-weight-complex="bold"/>
    </style:style>
    <style:style style:name="ce14" style:family="table-cell" style:parent-style-name="Default" style:data-style-name="N0">
      <style:table-cell-properties style:vertical-align="automatic" fo:background-color="#DAEEF3" style:repeat-content="false"/>
      <style:paragraph-properties fo:text-align="center"/>
    </style:style>
    <style:style style:name="ce15" style:family="table-cell" style:parent-style-name="Default" style:data-style-name="N0">
      <style:table-cell-properties style:vertical-align="middle" fo:wrap-option="wrap" style:repeat-content="false"/>
      <style:paragraph-properties fo:text-align="justify"/>
      <style:text-properties fo:color="#000000" style:font-name="Arial" style:font-name-asian="Arial" style:font-name-complex="Arial" fo:font-size="10pt" style:font-size-asian="10pt" style:font-size-complex="10pt"/>
    </style:style>
    <style:style style:name="ce16" style:family="table-cell" style:parent-style-name="Default" style:data-style-name="N0">
      <style:table-cell-properties style:vertical-align="middle" fo:wrap-option="wrap" fo:background-color="#FCD5B4" style:repeat-content="false"/>
      <style:paragraph-properties fo:text-align="center"/>
      <style:text-properties fo:color="#E26B0A" style:font-name="Arial" style:font-name-asian="Arial" style:font-name-complex="Arial" fo:font-size="10pt" style:font-size-asian="10pt" style:font-size-complex="10pt" fo:font-weight="bold" style:font-weight-asian="bold" style:font-weight-complex="bold"/>
    </style:style>
    <style:style style:name="ce17" style:family="table-cell" style:parent-style-name="Default" style:data-style-name="N0">
      <style:table-cell-properties style:vertical-align="middle" fo:wrap-option="wrap" fo:background-color="#FCD5B4" style:repeat-content="false"/>
      <style:paragraph-properties fo:text-align="center"/>
      <style:text-properties fo:color="#E26B0A" style:font-name="Arial" style:font-name-asian="Arial" style:font-name-complex="Arial" fo:font-size="10pt" style:font-size-asian="10pt" style:font-size-complex="10pt" fo:font-weight="bold" style:font-weight-asian="bold" style:font-weight-complex="bold"/>
    </style:style>
    <style:style style:name="ce18" style:family="table-cell" style:parent-style-name="Default" style:data-style-name="N0">
      <style:table-cell-properties style:vertical-align="automatic" fo:background-color="#538DD5" style:repeat-content="false"/>
      <style:paragraph-properties fo:text-align="center"/>
      <style:text-properties fo:font-weight="bold" style:font-weight-asian="bold" style:font-weight-complex="bold"/>
    </style:style>
    <style:style style:name="ce19" style:family="table-cell" style:parent-style-name="Default" style:data-style-name="N0">
      <style:table-cell-properties style:vertical-align="middle" fo:background-color="#DAEEF3" style:repeat-content="false"/>
      <style:paragraph-properties fo:text-align="center"/>
      <style:text-properties fo:color="#16365C" style:font-name="Arial" style:font-name-asian="Arial" style:font-name-complex="Arial" fo:font-size="10pt" style:font-size-asian="10pt" style:font-size-complex="10pt" fo:font-weight="bold" style:font-weight-asian="bold" style:font-weight-complex="bold"/>
    </style:style>
    <style:style style:name="ce20" style:family="table-cell" style:parent-style-name="Default" style:data-style-name="N0">
      <style:table-cell-properties style:vertical-align="automatic" fo:background-color="#538DD5" style:repeat-content="false"/>
      <style:paragraph-properties fo:text-align="center"/>
    </style:style>
    <style:style style:name="ce21" style:family="table-cell" style:parent-style-name="Default" style:data-style-name="N0">
      <style:table-cell-properties fo:background-color="#538DD5"/>
      <style:text-properties fo:font-weight="bold" style:font-weight-asian="bold" style:font-weight-complex="bold"/>
    </style:style>
    <style:style style:name="ce22" style:family="table-cell" style:parent-style-name="Default" style:data-style-name="N0">
      <style:table-cell-properties style:vertical-align="automatic" fo:background-color="#538DD5" style:repeat-content="false"/>
      <style:paragraph-properties fo:text-align="center"/>
      <style:text-properties fo:color="#1F497D" style:font-name="Arial" style:font-name-asian="Arial" style:font-name-complex="Arial" fo:font-size="10pt" style:font-size-asian="10pt" style:font-size-complex="10pt" fo:font-weight="bold" style:font-weight-asian="bold" style:font-weight-complex="bold"/>
    </style:style>
    <style:style style:name="ce23" style:family="table-cell" style:parent-style-name="Default" style:data-style-name="N0">
      <style:table-cell-properties style:vertical-align="middle" fo:background-color="#538DD5" style:repeat-content="false"/>
      <style:paragraph-properties fo:text-align="center"/>
      <style:text-properties style:font-name="Arial" style:font-name-asian="Arial" style:font-name-complex="Arial" fo:font-size="10pt" style:font-size-asian="10pt" style:font-size-complex="10pt"/>
    </style:style>
    <style:style style:name="ce24" style:family="table-cell" style:parent-style-name="Default" style:data-style-name="N0">
      <style:table-cell-properties style:vertical-align="middle" fo:wrap-option="wrap" style:repeat-content="false"/>
      <style:paragraph-properties fo:text-align="justify"/>
      <style:text-properties fo:color="#222222" style:font-name="Arial" style:font-name-asian="Arial" style:font-name-complex="Arial" fo:font-size="10pt" style:font-size-asian="10pt" style:font-size-complex="10pt"/>
    </style:style>
    <style:style style:name="ce25" style:family="table-cell" style:parent-style-name="Default" style:data-style-name="N0">
      <style:table-cell-properties style:vertical-align="middle" fo:wrap-option="wrap" fo:background-color="transparent" style:repeat-content="false"/>
      <style:paragraph-properties fo:text-align="justify"/>
      <style:text-properties style:font-name="Arial" style:font-name-asian="Arial" style:font-name-complex="Arial" fo:font-size="10pt" style:font-size-asian="10pt" style:font-size-complex="10pt"/>
    </style:style>
    <style:style style:name="ce26" style:family="table-cell" style:parent-style-name="Default" style:data-style-name="N0">
      <style:table-cell-properties style:vertical-align="middle" style:repeat-content="false"/>
      <style:paragraph-properties fo:text-align="center"/>
      <style:text-properties style:font-name="Arial" style:font-name-asian="Arial" style:font-name-complex="Arial" fo:font-size="10pt" style:font-size-asian="10pt" style:font-size-complex="10pt"/>
    </style:style>
    <style:style style:name="ce27" style:family="table-cell" style:parent-style-name="Default" style:data-style-name="N0">
      <style:table-cell-properties style:vertical-align="middle" fo:wrap-option="wrap" fo:background-color="transparent" style:repeat-content="false"/>
      <style:paragraph-properties fo:text-align="justify"/>
      <style:text-properties style:font-name="Arial" style:font-name-asian="Arial" style:font-name-complex="Arial" fo:font-size="10pt" style:font-size-asian="10pt" style:font-size-complex="10pt"/>
    </style:style>
    <style:style style:name="ce28" style:family="table-cell" style:parent-style-name="Default" style:data-style-name="N0">
      <style:table-cell-properties style:vertical-align="middle" fo:background-color="#DAEEF3" style:repeat-content="false"/>
      <style:paragraph-properties fo:text-align="center"/>
      <style:text-properties fo:color="#E26B0A" style:font-name="Arial" style:font-name-asian="Arial" style:font-name-complex="Arial" fo:font-size="10pt" style:font-size-asian="10pt" style:font-size-complex="10pt" fo:font-weight="bold" style:font-weight-asian="bold" style:font-weight-complex="bold"/>
    </style:style>
    <style:style style:name="ce29" style:family="table-cell" style:parent-style-name="Default" style:data-style-name="N0">
      <style:table-cell-properties style:vertical-align="middle" fo:background-color="#538DD5" style:repeat-content="false"/>
      <style:paragraph-properties fo:text-align="center"/>
      <style:text-properties fo:color="#1F497D" fo:font-weight="bold" style:font-weight-asian="bold" style:font-weight-complex="bold"/>
    </style:style>
    <style:style style:name="ce30" style:family="table-cell" style:parent-style-name="Default" style:data-style-name="N0">
      <style:table-cell-properties style:vertical-align="middle" fo:wrap-option="wrap" fo:background-color="#538DD5" style:repeat-content="false"/>
      <style:paragraph-properties fo:text-align="center"/>
      <style:text-properties fo:color="#1F497D" fo:font-weight="bold" style:font-weight-asian="bold" style:font-weight-complex="bold"/>
    </style:style>
    <style:style style:name="ce31" style:family="table-cell" style:parent-style-name="Default" style:data-style-name="N0">
      <style:table-cell-properties style:vertical-align="automatic" fo:background-color="#538DD5" style:repeat-content="false"/>
      <style:paragraph-properties fo:text-align="justify"/>
    </style:style>
    <style:style style:name="ce32" style:family="table-cell" style:parent-style-name="Default" style:data-style-name="N0">
      <style:table-cell-properties style:vertical-align="middle" fo:wrap-option="wrap" style:repeat-content="false"/>
      <style:paragraph-properties fo:text-align="center"/>
      <style:text-properties fo:color="#E26B0A"/>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0pt" style:font-size-asian="10pt" style:font-size-complex="10pt" fo:font-style="italic" style:font-style-asian="italic" style:font-style-complex="italic"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4"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5" style:family="text" style:parent-style-name="Default">
      <style:text-properties fo:color="#000000" style:text-line-through-style="none" style:font-name="Arial" style:font-name-asian="Arial" style:font-name-complex="Arial" fo:font-size="10pt" style:font-size-asian="10pt" style:font-size-complex="10pt" fo:font-style="italic" style:font-style-asian="italic" style:font-style-complex="italic" style:text-underline-style="none" style:text-underline-type="none" fo:font-weight="bold" style:font-weight-asian="bold" style:font-weight-complex="bold" style:text-outline="false" fo:text-shadow="none" style:font-family-generic="swiss"/>
    </style:style>
    <style:style style:name="T6"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7" style:family="text" style:parent-style-name="Default">
      <style:text-properties fo:color="#9933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8" style:family="text" style:parent-style-name="Default">
      <style:text-properties fo:color="#000000" style:text-line-through-style="none" style:font-name="Arial" style:font-name-asian="Arial" style:font-name-complex="Arial" fo:font-size="10pt" style:font-size-asian="10pt" style:font-size-complex="10pt" fo:font-style="italic" style:font-style-asian="italic" style:font-style-complex="italic" style:text-underline-style="none" style:text-underline-type="none" fo:font-weight="normal" style:font-weight-asian="normal" style:font-weight-complex="normal" style:text-outline="false" fo:text-shadow="none" style:font-family-generic="swiss"/>
    </style:style>
    <style:style style:name="T9"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0"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1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solid" style:text-underline-type="single" fo:font-weight="bold" style:font-weight-asian="bold" style:font-weight-complex="bold" style:text-outline="false" fo:text-shadow="none" style:font-family-generic="swiss"/>
    </style:style>
    <style:style style:name="T12" style:family="text" style:parent-style-name="Default">
      <style:text-properties fo:color="#333333"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3" style:family="text" style:parent-style-name="Default">
      <style:text-properties fo:color="#333333"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14" style:family="text" style:parent-style-name="Default">
      <style:text-properties fo:color="#993300" style:text-line-through-style="none" style:font-name="Arial" style:font-name-asian="Arial" style:font-name-complex="Arial" fo:font-size="10pt" style:font-size-asian="10pt" style:font-size-complex="10pt" fo:font-style="italic" style:font-style-asian="italic" style:font-style-complex="italic" style:text-underline-style="none" style:text-underline-type="none" fo:font-weight="normal" style:font-weight-asian="normal" style:font-weight-complex="normal" style:text-outline="false" fo:text-shadow="none" style:font-family-generic="swiss"/>
    </style:style>
    <style:style style:name="T15"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6"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17" style:family="text" style:parent-style-name="Default">
      <style:text-properties fo:color="#333333"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8" style:family="text" style:parent-style-name="Default">
      <style:text-properties fo:color="#333333"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19" style:family="text" style:parent-style-name="Default">
      <style:text-properties fo:color="#000000" style:text-line-through-style="none" style:font-name="Arial" style:font-name-asian="Arial" style:font-name-complex="Arial" fo:font-size="10pt" style:font-size-asian="10pt" style:font-size-complex="10pt" fo:font-style="italic" style:font-style-asian="italic" style:font-style-complex="italic" style:text-underline-style="none" style:text-underline-type="none" fo:font-weight="normal" style:font-weight-asian="normal" style:font-weight-complex="normal" style:text-outline="false" fo:text-shadow="none" style:font-family-generic="swiss"/>
    </style:style>
    <style:style style:name="T20" style:family="text" style:parent-style-name="Default">
      <style:text-properties fo:color="#000000" style:text-line-through-style="none" style:font-name="Arial" style:font-name-asian="Arial" style:font-name-complex="Arial" fo:font-size="8pt" style:font-size-asian="8pt" style:font-size-complex="8pt" fo:font-style="italic" style:font-style-asian="italic" style:font-style-complex="italic" style:text-underline-style="none" style:text-underline-type="none" fo:font-weight="normal" style:font-weight-asian="normal" style:font-weight-complex="normal" style:text-outline="false" fo:text-shadow="none" style:font-family-generic="swiss"/>
    </style:style>
    <style:style style:name="T21" style:family="text" style:parent-style-name="Default">
      <style:text-properties fo:color="#000000" style:text-line-through-style="none" style:font-name="Arial" style:font-name-asian="Arial" style:font-name-complex="Arial"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2" style:family="text" style:parent-style-name="Default">
      <style:text-properties fo:color="#000000" style:text-line-through-style="none" style:font-name="Arial" style:font-name-asian="Arial" style:font-name-complex="Arial" fo:font-size="8pt" style:font-size-asian="8pt" style:font-size-complex="8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23" style:family="text" style:parent-style-name="Default">
      <style:text-properties fo:color="#FF66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4" style:family="text" style:parent-style-name="Default">
      <style:text-properties fo:color="#FF66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co1" style:family="table-column">
      <style:table-column-properties fo:break-before="auto" style:column-width="1.40229166666667cm"/>
    </style:style>
    <style:style style:name="co2" style:family="table-column">
      <style:table-column-properties fo:break-before="auto" style:column-width="6.746875cm"/>
    </style:style>
    <style:style style:name="co3" style:family="table-column">
      <style:table-column-properties fo:break-before="auto" style:column-width="16.1395833333333cm"/>
    </style:style>
    <style:style style:name="co4" style:family="table-column">
      <style:table-column-properties fo:break-before="auto" style:column-width="2.35479166666667cm"/>
    </style:style>
    <style:style style:name="co5" style:family="table-column">
      <style:table-column-properties fo:break-before="auto" style:column-width="15.24cm"/>
    </style:style>
    <style:style style:name="co6" style:family="table-column">
      <style:table-column-properties fo:break-before="auto" style:column-width="4.23333333333333cm"/>
    </style:style>
    <style:style style:name="co7" style:family="table-column">
      <style:table-column-properties fo:break-before="auto" style:column-width="5.10645833333333cm"/>
    </style:style>
    <style:style style:name="co8" style:family="table-column">
      <style:table-column-properties fo:break-before="auto" style:column-width="3.889375cm"/>
    </style:style>
    <style:style style:name="co9" style:family="table-column">
      <style:table-column-properties fo:break-before="auto" style:column-width="1.71979166666667cm"/>
    </style:style>
    <style:style style:name="ro1" style:family="table-row">
      <style:table-row-properties style:row-height="50pt" style:use-optimal-row-height="false" fo:break-before="auto"/>
    </style:style>
    <style:style style:name="ro2" style:family="table-row">
      <style:table-row-properties style:row-height="25pt" style:use-optimal-row-height="false" fo:break-before="auto"/>
    </style:style>
    <style:style style:name="ro3" style:family="table-row">
      <style:table-row-properties style:row-height="15pt" style:use-optimal-row-height="false" fo:break-before="auto"/>
    </style:style>
    <style:style style:name="ro4" style:family="table-row">
      <style:table-row-properties style:row-height="250pt" style:use-optimal-row-height="false" fo:break-before="auto"/>
    </style:style>
    <style:style style:name="ro5" style:family="table-row">
      <style:table-row-properties style:row-height="150pt" style:use-optimal-row-height="false" fo:break-before="auto"/>
    </style:style>
    <style:style style:name="ro6" style:family="table-row">
      <style:table-row-properties style:row-height="350pt" style:use-optimal-row-height="false" fo:break-before="auto"/>
    </style:style>
    <style:style style:name="ro7" style:family="table-row">
      <style:table-row-properties style:row-height="100pt" style:use-optimal-row-height="false" fo:break-before="auto"/>
    </style:style>
    <style:style style:name="ro8"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1" table:number-columns-repeated="248" table:default-cell-style-name="ce1"/>
        <table:table-column table:style-name="co9" table:number-columns-repeated="16128" table:default-cell-style-name="ce1"/>
        <table:table-row table:style-name="ro1">
          <table:table-cell table:number-columns-repeated="2" table:style-name="ce1"/>
          <table:table-cell office:value-type="string" table:style-name="ce32">
            <text:p><text:span text:style-name="T24">FOSS Training Reference Slides for the OpenChain Specification 1.1.<text:s/></text:span><text:span text:style-name="T23">Additional Material to Chapter One<text:s/></text:span><text:span text:style-name="T24">What is Intellectual Property?</text:span><text:span text:style-name="T23">. Removable slide Page 8 (Argentina)</text:span></text:p>
          </table:table-cell>
          <table:table-cell table:number-columns-repeated="16381" table:style-name="ce1"/>
        </table:table-row>
        <table:table-row table:style-name="ro2">
          <table:table-cell table:style-name="ce7"/>
          <table:table-cell office:value-type="string" table:style-name="ce19">
            <text:p>OPEN CHAIN PROJECT</text:p>
          </table:table-cell>
          <table:table-cell table:style-name="ce13"/>
          <table:table-cell table:style-name="ce21"/>
          <table:table-cell table:style-name="ce14"/>
          <table:table-cell table:style-name="ce20"/>
          <table:table-cell table:number-columns-repeated="16378" table:style-name="ce1"/>
        </table:table-row>
        <table:table-row table:style-name="ro2">
          <table:table-cell table:style-name="ce7"/>
          <table:table-cell office:value-type="string" table:style-name="ce28">
            <text:p>OPEN CHAIN CURRICULUM</text:p>
          </table:table-cell>
          <table:table-cell office:value-type="string" table:style-name="ce19">
            <text:p>US COPYRIGHT LAW</text:p>
          </table:table-cell>
          <table:table-cell table:style-name="ce22"/>
          <table:table-cell office:value-type="string" table:style-name="ce19">
            <text:p>ARGENTINA COPYRIGHT LAW</text:p>
          </table:table-cell>
          <table:table-cell table:style-name="ce7"/>
          <table:table-cell table:number-columns-repeated="16378" table:style-name="ce1"/>
        </table:table-row>
        <table:table-row table:style-name="ro3">
          <table:table-cell table:style-name="ce7"/>
          <table:table-cell table:number-columns-repeated="3" table:style-name="ce6"/>
          <table:table-cell table:style-name="ce8"/>
          <table:table-cell table:style-name="ce18"/>
          <table:table-cell table:number-columns-repeated="2" table:style-name="ce2"/>
          <table:table-cell table:number-columns-repeated="16376"/>
        </table:table-row>
        <table:table-row table:style-name="ro4">
          <table:table-cell office:value-type="float" office:value="1" table:style-name="ce29">
            <text:p>1</text:p>
          </table:table-cell>
          <table:table-cell office:value-type="string" table:style-name="ce16">
            <text:p>What is the "Subject Matter of Copyright Law"?. Works of Authorship. Exclusion of Copyright Protection (ideas, procedure, process, systems, method of operation, etc.)<text:s text:c="2"/></text:p>
          </table:table-cell>
          <table:table-cell office:value-type="string" table:style-name="ce5">
            <text:p><text:span text:style-name="T1">The<text:s/></text:span><text:span text:style-name="T4">Section 102, US Code Title 17<text:s/></text:span><text:span text:style-name="T1">defines</text:span><text:span text:style-name="T4"><text:s/></text:span><text:span text:style-name="T1">the</text:span><text:span text:style-name="T4"><text:s/>"Subject matter of copyright"<text:s/></text:span><text:span text:style-name="T1">establishing in subsection a) the following:</text:span><text:span text:style-name="T4"><text:s/></text:span><text:span text:style-name="T2">General.(a) Copyright protection subsists, in accordance with this title, in original works of authorship fixed in any tangible medium of expression, now known or later developed, from which they can be perceived, reproduced, or otherwise communicated, either directly or with the aid of a machine or device.<text:s/></text:span><text:span text:style-name="T5">Works of authorship</text:span><text:span text:style-name="T2"><text:s/>include the following categories:(1) literary works; (2) musical works, including any accompanying words; (3) dramatic works, including any accompanying music; (4) pantomimes and choreographic works; (5) pictorial, graphic, and sculptural works; (6) motion pictures and other audiovisual works; (7) sound recordings; and (8) architectural works.<text:s/></text:span><text:span text:style-name="T1">In subsection b) is regulated about the exclusion of copyright protection for ideas, procedure, etc</text:span><text:span text:style-name="T2">,</text:span><text:span text:style-name="T1">establishing to this respect that:</text:span><text:span text:style-name="T2"><text:s/>(b)<text:s/></text:span><text:span text:style-name="T8">In no case does copyright protection for an original work of authorship extend to any idea, procedure, process, system, method of operation, concept, principle, or discovery, regardless of the form in which it is described, explained, illustrated, or embodied in such work.</text:span><text:span text:style-name="T14"><text:s/></text:span><text:span text:style-name="T6"/></text:p>
            <text:p><text:span text:style-name="T6"><text:s/></text:span></text:p>
          </table:table-cell>
          <table:table-cell table:style-name="ce6"/>
          <table:table-cell office:value-type="string" table:style-name="ce4">
            <text:p><text:span text:style-name="T10">Section 1, Copyright Law 11.723</text:span><text:span text:style-name="T9"><text:s/>establishes the following:<text:s/></text:span><text:span text:style-name="T2">Article 1 - For the purposes of this law, scientific, literary and artistic works shall comprise writings of all types and scope, and include source and object computer programs; compilations of data or other materials; dramatic works, musical compositions and dramatico-musical works; cinematographic, choreographic and pantomime works; works of drawing, painting, sculpture and architecture; models and works of art or science applied to trade or industry; printed matter, plans and maps; plastics, photographs, recordings and phonograms; and finally any scientific, literary, artistic or didactic production, irrespective of its reproduction procedure.<text:s/></text:span><text:span text:style-name="T6">Copyright protection shall cover the expression of ideas, procedures, methods of operation and mathematical concepts, but not those ideas, procedures, methods and concepts per se</text:span><text:span text:style-name="T2">.</text:span><text:span text:style-name="T1"><text:s/>Furthermore, and despite the enumeration given by article 1, there are further sections in the Copyright Law 11.723 that refers to protected works, such as article 10 (collections, antologies), section 25 and 26 (translations and parodies), section 27 (conferences, political speeches, literal speeches,parlamentary speeches).<text:s text:c="2"/></text:span></text:p>
          </table:table-cell>
          <table:table-cell table:style-name="ce18"/>
          <table:table-cell table:number-columns-repeated="2" table:style-name="ce2"/>
          <table:table-cell table:number-columns-repeated="16376"/>
        </table:table-row>
        <table:table-row table:style-name="ro5">
          <table:table-cell office:value-type="float" office:value="2" table:style-name="ce30">
            <text:p>2</text:p>
          </table:table-cell>
          <table:table-cell office:value-type="string" table:style-name="ce16">
            <text:p>Could it be asserted under Copyright Law that "originative works or preexistence works" (*) and "derivatives works" (**) are protected? (*) is stated "originative" instead of "original", because both works, originative or preexisting works and derivative works must be "original" to obtain copyright protection) (**) in a sense that derives from pre-existing works.</text:p>
          </table:table-cell>
          <table:table-cell office:value-type="string" table:style-name="ce11">
            <text:p>Yes, both form of works are protected under copyright law.<text:s text:c="169"/><text:span text:style-name="T9"><text:s text:c="5"/></text:span></text:p>
          </table:table-cell>
          <table:table-cell table:style-name="ce6"/>
          <table:table-cell office:value-type="string" table:style-name="ce10">
            <text:p>Yes, both form of works are protected under copyright law.<text:s text:c="170"/></text:p>
          </table:table-cell>
          <table:table-cell table:style-name="ce18"/>
          <table:table-cell table:number-columns-repeated="2" table:style-name="ce2"/>
          <table:table-cell table:number-columns-repeated="16376"/>
        </table:table-row>
        <table:table-row table:style-name="ro5">
          <table:table-cell office:value-type="float" office:value="3" table:style-name="ce30">
            <text:p>3</text:p>
          </table:table-cell>
          <table:table-cell office:value-type="string" table:style-name="ce16">
            <text:p>How could it be classified the works of authorship by its "origin or source" and by its "legal nature"?.</text:p>
          </table:table-cell>
          <table:table-cell office:value-type="string" table:style-name="ce25">
            <text:p>A possible classification:<text:span text:style-name="T16"><text:s/>A.)</text:span><text:span text:style-name="T15"><text:s/></text:span><text:span text:style-name="T10">Classification of "works of authorship" by its origin or source</text:span><text:span text:style-name="T9">: (i) Originatives Works (as synonymous of preexistence work (ii) Derivatives Works (as synonymous of derivation from pre-existing works);<text:s/></text:span><text:span text:style-name="T4">B.)</text:span><text:span text:style-name="T9"><text:s/></text:span><text:span text:style-name="T10">Classification of "works of authorship" by its nature:</text:span><text:span text:style-name="T9"><text:s/>(i) Derivatives Works, (ii) Compilations: (ii.a) Collectives Works Compilations (only copyrightable works) (ii.b) Non-Collectives Works Compilations (may consist enterely of non-copyrightable material)<text:s text:c="2"/></text:span></text:p>
          </table:table-cell>
          <table:table-cell table:style-name="ce6"/>
          <table:table-cell office:value-type="string" table:style-name="ce24">
            <text:p>A possible classification:<text:s/><text:span text:style-name="T18">A.)</text:span><text:span text:style-name="T17"><text:s/></text:span><text:span text:style-name="T13">Clasification of "works of authorship" by its origin or source:</text:span><text:span text:style-name="T12"><text:s/>(i) Originatives Works (as synonymous of preexistence work (ii) Derivatives Works (as synonymous of derivation from pre-existing works);<text:s/></text:span><text:span text:style-name="T13">B.)</text:span><text:span text:style-name="T12"><text:s/></text:span><text:span text:style-name="T13">Clasification of "works of authorship" by its nature:</text:span><text:span text:style-name="T12"><text:s/></text:span><text:span text:style-name="T13">(i) Derivatives Works (i.a) “Derivatives Works by Modification”</text:span><text:span text:style-name="T12"><text:s/>of the originative work/preexistence work,<text:s/></text:span><text:span text:style-name="T13">(ii.a) “Derivatives Works by Incorporation”<text:s/></text:span><text:span text:style-name="T12">of the "originative work/preexistence work" into a new work, thus forming a<text:s/></text:span><text:span text:style-name="T13">(ii.a.i) “Composites Works or Compilations of Copyrighted Works"</text:span><text:span text:style-name="T12"><text:s/>and<text:s/></text:span><text:span text:style-name="T13">(ii.a.ii) “Composites Works or Compilations of Non-Copyrightable Works/Material</text:span><text:span text:style-name="T12">”.<text:s/></text:span></text:p>
          </table:table-cell>
          <table:table-cell table:style-name="ce18"/>
          <table:table-cell table:number-columns-repeated="2" table:style-name="ce2"/>
          <table:table-cell table:number-columns-repeated="16376"/>
        </table:table-row>
        <table:table-row table:style-name="ro4">
          <table:table-cell office:value-type="float" office:value="4" table:style-name="ce29">
            <text:p>4</text:p>
          </table:table-cell>
          <table:table-cell office:value-type="string" table:style-name="ce17">
            <text:p>Does Copyright Law provides legal definitions regarding the categorization of the different kind of works of authorship? If not, What about legal doctrine or case law definition?<text:s/></text:p>
          </table:table-cell>
          <table:table-cell office:value-type="string" table:style-name="ce4">
            <text:p><text:span text:style-name="T6">Yes. <text:s/>The US Code Title 17, Section 101, provides a legal definition of<text:s/></text:span><text:span text:style-name="T3">"Derivatives Works"</text:span><text:span text:style-name="T6"><text:s/></text:span><text:span text:style-name="T3">"Compilations"</text:span><text:span text:style-name="T6"><text:s/>and<text:s/></text:span><text:span text:style-name="T3">"Collective Works"</text:span><text:span text:style-name="T6"><text:s/>applicable to any kind of works of authorship.</text:span><text:span text:style-name="T3"><text:s/></text:span><text:span text:style-name="T6">Pursuant to US Code Title 17, Section 101.</text:span><text:span text:style-name="T3"><text:s/>(Derivatives Works/Compilations and Collective Works</text:span><text:span text:style-name="T4">: Subject Matter and Scope of Copyright. <text:s/>Definitions.)</text:span><text:span text:style-name="T1"><text:s text:c="3"/>the definition provided by law are as follow: "</text:span><text:span text:style-name="T11">Compilation":</text:span><text:span text:style-name="T1"><text:s/>A<text:s/></text:span><text:span text:style-name="T3">“compilation”</text:span><text:span text:style-name="T1"><text:s/>is a work formed by the collection and assembling of preexisting<text:s/></text:span><text:span text:style-name="T2">materials or of data</text:span><text:span text:style-name="T1"><text:s/>that are selected, coordinated, or arranged in such a way that the resulting work as a whole constitutes an original work of authorship. The term “compilation” includes collective works. "</text:span><text:span text:style-name="T11">Collective Work":</text:span><text:span text:style-name="T1"><text:s/>A<text:s/></text:span><text:span text:style-name="T3">“collective work”</text:span><text:span text:style-name="T1"><text:s/>is a work, such as a periodical issue, anthology, or encyclopedia, in which a number of contributions, constituting separate and independent works in themselves, are assembled into a collective whole.<text:s/></text:span><text:span text:style-name="T11">"Derivative Work":</text:span><text:span text:style-name="T1"><text:s/>A<text:s/></text:span><text:span text:style-name="T4">“derivative work”</text:span><text:span text:style-name="T1"><text:s/>is a work based upon one or more preexisting works, such as a translation, musical arrangement, dramatization, fictionalization, motion picture version, sound recording, art reproduction, abridgment, condensation, or any other form in which a work may be recast, transformed, or adapted. A work consisting of editorial revisions, annotations, elaborations, or other modifications, which, as a whole, represent an original work of authorship, is a “derivative work”.<text:s text:c="154"/></text:span></text:p>
            <text:p><text:span text:style-name="T1"><text:s/></text:span></text:p>
          </table:table-cell>
          <table:table-cell table:style-name="ce6"/>
          <table:table-cell office:value-type="string" table:style-name="ce4">
            <text:p>No. There are no<text:span text:style-name="T3"><text:s/></text:span><text:span text:style-name="T6">legal definitions of</text:span><text:span text:style-name="T3"><text:s/>"Derivatives Works: (i) Derivatives Works by Modifications, (ii) Derivatives Works by Incorporations, (ii.a) "Composite Works or Compilations of Copyrighted Works" (ii.b) "Composite Works or Compilations of Data/Materials Non-Copyrightable Works"</text:span><text:span text:style-name="T4">.</text:span><text:span text:style-name="T1"><text:s/>In the absence of legal definitions, t</text:span><text:span text:style-name="T6">he<text:s/></text:span><text:span text:style-name="T8">legal doctrine</text:span><text:span text:style-name="T6"><text:s/>defines<text:s/></text:span><text:span text:style-name="T3">"derivative works"</text:span><text:span text:style-name="T6"><text:s/>as works that are based on preexisting works. It´s</text:span><text:span text:style-name="T8"><text:s/></text:span><text:span text:style-name="T6">considered</text:span><text:span text:style-name="T8"><text:s/>as "derivatives works"<text:s/></text:span><text:span text:style-name="T6">the adaptation, translations, actualizations, compilations, antologies, excerpts, and any kind of transformation of a preexistence work</text:span><text:span text:style-name="T8">.</text:span><text:span text:style-name="T6">As stated above a possible classification of "works of authorship" by its nature shall be:</text:span><text:span text:style-name="T8"><text:s/></text:span><text:span text:style-name="T3">(i) Derivative Works</text:span><text:span text:style-name="T6"><text:s/></text:span><text:span text:style-name="T3">(i.a) “Derivative Work by Modification”</text:span><text:span text:style-name="T6"><text:s/>of the originative work/preexistence work,<text:s/></text:span><text:span text:style-name="T3">(ii.a) “Derivative Work by Incorporation”</text:span><text:span text:style-name="T6"><text:s/>of the "originative work/preexistence work" into a new work, thus forming a</text:span><text:span text:style-name="T3"><text:s/>(ii.a.i) “Composite Works or Compilations of Copyrighted Works"</text:span><text:span text:style-name="T6"><text:s/>and<text:s/></text:span><text:span text:style-name="T3">(ii.a.ii) “Composite Works or Compilations of Data/Materials Non-Copyrightable Works</text:span><text:span text:style-name="T6">”. The term<text:s/></text:span><text:span text:style-name="T3">"Compilations of Copyrighted Works"<text:s/></text:span><text:span text:style-name="T6">represents the same meaning provided by the Berne Convention in article 2 subsection 5) to the term<text:s/></text:span><text:span text:style-name="T8">"Collections"<text:s/></text:span><text:span text:style-name="T6">that the Convention defines as follows:<text:s/></text:span><text:span text:style-name="T8">"Collections of literary or artistic works such as encyclopaedias and anthologies which, by reason of the selection and arrangement of their contents, constitute intellectual creations shall be protected as such, without prejudice to the copyright in each of the works forming part of such collections".<text:s/></text:span></text:p>
          </table:table-cell>
          <table:table-cell table:style-name="ce18"/>
          <table:table-cell table:number-columns-repeated="2" table:style-name="ce2"/>
          <table:table-cell table:number-columns-repeated="16376"/>
        </table:table-row>
        <table:table-row table:style-name="ro4">
          <table:table-cell office:value-type="float" office:value="5" table:style-name="ce29">
            <text:p>5</text:p>
          </table:table-cell>
          <table:table-cell office:value-type="string" table:style-name="ce16">
            <text:p>Subject Matter of Copyright Law in Derivatives Works and Compilations". Does the copyright in a compilation or derivative work extends only to the material contributed by the author of such work, as distinguished from the preexisting material employed in the work, and does not imply any exclusive right in the preexisting material?. And, Is the copyright in such work independent of, and does not affect or enlarge the scope, duration, ownership, or subsistence of, any copyright protection in the preexisting material?</text:p>
          </table:table-cell>
          <table:table-cell office:value-type="string" table:style-name="ce15">
            <text:p>Yes. The subject matter of Copyright Law in:<text:span text:style-name="T3"><text:s/>(i) Derivative Works, (ii) Compilations: (ii.a) Collectives Works Compilations (only copyrightable works) (ii.b) Non-Collective Works Compilations (non-copyrightable material) p</text:span>ursuant to<text:span text:style-name="T3"><text:s/>Section 103</text:span><text:s/><text:span text:style-name="T3">(b)</text:span><text:s/>extends only to the material contributed by the author of such work, as distinguished from the preexisting material employed in the work, and does not imply any exclusive right in the preexisting material. The copyright in such work is independent of, and does not affect or enlarge the scope, duration, ownership, or subsistence of, any copyright protection in the preexisting material. Those who prepare (i) Derivative Works, (ii) Compilations: (ii.a) Collectives Works Compilations (only copyrightable works) (ii.b) Non-Collective Works Compilations (non-copyrightable material) can only claim to their own material, and cannot claim exlcusive right in the pre-existing material.<text:s/></text:p>
          </table:table-cell>
          <table:table-cell table:style-name="ce23"/>
          <table:table-cell office:value-type="string" table:style-name="ce5">
            <text:p>Yes.<text:s/><text:span text:style-name="T9">Event though there is not an explicit language in the Copyright Law 11.723 it could be affirmed that the copyright principle asserted in Section 103 (b) US Code Title 17, shall be interpreted in an equal sense in Argentina, hence, pharsed in another way, "the copyright in a<text:s/></text:span><text:span text:style-name="T4">(i) "Derivatives Works by Modification"</text:span><text:span text:style-name="T9">,<text:s/></text:span><text:span text:style-name="T4">(ii) "Derivatives Works by Incorporation"</text:span><text:span text:style-name="T9"><text:s/></text:span><text:span text:style-name="T4">(a) "Composite Works or Compilations of Copyright Works"</text:span><text:span text:style-name="T9"><text:s/></text:span><text:span text:style-name="T4">(b) "Composite Works or Compilations of Data/Materials Non-Copyrightable"</text:span><text:span text:style-name="T9"><text:s/>extends only to the material contributed by the author of such work, as distinguished from the preexisting material employed in the work, and does not imply any exclusive right in the preexisting material. The copyright in such work is independent of, and does not affect or enlarge the scope, duration, ownership, or subsistence of, any copyright protection in the preexisting material. Those who prepare (i) "Derivatives Works by Modification", (ii) "Derivatives Works by Incorporation" (a) "Composite Works or Compilations of Copyright Works" (b) "Composite Works or Compilations of Data/Materials Non-Copyrightable can only claim to their own material, and cannot claim any exclusive right in the pre-existing material.</text:span></text:p>
          </table:table-cell>
          <table:table-cell table:style-name="ce31"/>
          <table:table-cell table:number-columns-repeated="16378" table:style-name="ce3"/>
        </table:table-row>
        <table:table-row table:style-name="ro6">
          <table:table-cell office:value-type="float" office:value="6" table:style-name="ce29">
            <text:p>6</text:p>
          </table:table-cell>
          <table:table-cell office:value-type="string" table:style-name="ce16">
            <text:p>What would it be the legal requirements of a "Derivative Work" and "Compilation"?</text:p>
          </table:table-cell>
          <table:table-cell office:value-type="string" table:style-name="ce25">
            <text:p><text:span text:style-name="T16">(i)</text:span><text:span text:style-name="T15"><text:s/></text:span><text:span text:style-name="T16">Permission of the Copyright´s Owner:</text:span><text:span text:style-name="T15"><text:s/>A Derivative Work are built on pre-existence work (which may be owned by another party) and creates a new, separate work, owned by the new author but incorporating elements from the earlier work. If the use of the elements from the earlier work is not authorized, it violates the exclusive rights to make the derivatives works. Pursuant to Section 103 US Code, Title 17,<text:s/></text:span><text:span text:style-name="T16">the copyright owner need not grant the right to prepare Derivative Works</text:span><text:span text:style-name="T15">, once she does so the owner of the copyright to the Derivative Work is the author of that Derivative Work. This copyright in the Derivative Work is independent of the underlying copyright, but extendes only to the portions of the whole work created by the Derivative Work author. In other hand, in both Compilations and Collectives Works the authorship involves selecting and/or arranging material into a new, combine work. The Collective Work author holds the copyright to the expressive compilation -the selection and arrangement-. In contrast, if the work collects works of authorship by others authors with their permission, those original authors hold the copyright to their original works and control of those whose other than as part of the authorized collection or revision thereof.<text:s/></text:span><text:span text:style-name="T21">[in apparent disagreement: L.Determann holds that the Copyright Act<text:s/></text:span><text:span text:style-name="T22">treats very differently derivatives works and compilations with respect to the "scope of exclusionary rights"</text:span><text:span text:style-name="T21">. He states that a copyright owner has the exclusive right to prohibit or authorize (i.e license) the preparation of derivatives works (Pursuant to 17 USC &amp; 106 (1) (2) (3)). And in other hand, the copyright owner does not, however, have an exclusive right to prohibit or authorize the preparation of "compilations or non-creative arrangements of works", since as stated above according to section 106 (1) (2) and (3) mention only<text:s/></text:span><text:span text:style-name="T22">derivative works, but not collective works or other type of compilations</text:span><text:span text:style-name="T21">.<text:s/></text:span><text:span text:style-name="T20">("Dangerous Liasons Software Combinations as derivatices works" (Exclsuive Rights to Derivatives Works vs. Compilations")</text:span><text:span text:style-name="T15"><text:s/></text:span><text:span text:style-name="T16">(ii) Substantial copied protected material from the pre-existing work-Infringing work</text:span><text:span text:style-name="T15">: A work cannot be a derivative work unless it has substantially copied propected material from a prior work. That´s to say, a work will not be a derivative work unless it is also an infringing work because of the material copied from the pre-existing work. (Literal copying of a significant portion of "source code" is not always sufficient to establish that a second work is a derivative work of an original program, since copyright protection does not always extend to all portions of a program´s code. As stated in (ii) the source code material copied must be protectable under Copyright Law)<text:s/></text:span><text:span text:style-name="T16">(iii) The material copied must be subject to copyright protection:</text:span><text:span text:style-name="T15"><text:s/>If a subsequent work copies material from a pre-existing work that is not subject to copyright protection, then that subsequent work cannot be a derivative work of the pre-existing work.<text:s/></text:span><text:span text:style-name="T16">(iv)</text:span><text:span text:style-name="T15"><text:s/></text:span><text:span text:style-name="T16">Literal and Non-Literal Copying</text:span><text:span text:style-name="T15">. A work come become a derivative work by copying the structure, sequence and organization of another work.<text:s text:c="3"/></text:span></text:p>
          </table:table-cell>
          <table:table-cell table:style-name="ce23"/>
          <table:table-cell office:value-type="string" table:style-name="ce27">
            <text:p>(i), (ii), (iii) and (iv) would be applicable under Argentina Copyright Law. In other hand, the<text:s/><text:span text:style-name="T19">sine qua non conditio</text:span><text:span text:style-name="T15"><text:s/>to create (i) Derivatives Works by Modifications, (ii) Derivatives Works by Incorporations, (ii.a) "Composite Works or Compilations of Copyrighted Works" (ii.b) "Composite Works or Compilations of Data/Materials Non-Copyrightable Works" is the authorization of the author of the originative work. Pharsed in other way, regardless of the kind of work (derivative by modifications or by incorporations), to create second work based in a prior work it must exist the copyright´s owner permission.<text:s text:c="2"/></text:span><text:span text:style-name="T16"><text:s/></text:span></text:p>
          </table:table-cell>
          <table:table-cell table:style-name="ce31"/>
          <table:table-cell table:number-columns-repeated="16378" table:style-name="ce3"/>
        </table:table-row>
        <table:table-row table:style-name="ro4">
          <table:table-cell office:value-type="float" office:value="7" table:style-name="ce29">
            <text:p>7</text:p>
          </table:table-cell>
          <table:table-cell office:value-type="string" table:style-name="ce16">
            <text:p>Is the literal copying of a significant portion of "source code" always sufficient to establish that a second work is a derivative work of an original program?. <text:s text:c="43"/>Can a second work be a derivative work of an original program even though absolutely no copying of the literal source code of the original program has been made?.<text:s/></text:p>
          </table:table-cell>
          <table:table-cell office:value-type="string" table:style-name="ce4">
            <text:p>No. The literal copying of a significant portion of source code is not always sufficient to establish that a second work is a derivative work of an original program. Conversely, a second work can be a derivative work of an original program even though absolutely no copying of the literal source code of the original program has been made.<text:s/><text:span text:style-name="T6">This is the case because copyright protection does not always extend to all portions of a program´s code, while, at the same time, it can extend beyond the literal code of a program to its non-literal aspects, such us its architecture, structure, sequence, organization, operational modules, and computer-user interface</text:span><text:span text:style-name="T7">”.</text:span><text:span text:style-name="T1"><text:s/></text:span></text:p>
            <text:p/>
          </table:table-cell>
          <table:table-cell table:style-name="ce23"/>
          <table:table-cell office:value-type="string" table:style-name="ce4">
            <text:p>Despite the facts that there are no law cases in Argentina, but taking into consideration the principles described all above it is asserted that the rules established in US are acceptable under the Argentina Copyright Law, since: (i) Literal copying of a significant portion of source code is not always sufficient to establish that a second work is a derivative work of an original program: it would be about quality code and not quantity lines of codes (copyright protection does not always extend to all portions of a program´s code) (ii) A second work can be a derivative work of an original program even though absolutely no copying of the literal source code of the original program has been made: the non-literal aspects such us architecture, structure, sequence, organization are protected under the copyright law act 11.723.</text:p>
          </table:table-cell>
          <table:table-cell table:style-name="ce31"/>
          <table:table-cell table:number-columns-repeated="16378" table:style-name="ce3"/>
        </table:table-row>
        <table:table-row table:style-name="ro7">
          <table:table-cell office:value-type="float" office:value="8" table:style-name="ce29">
            <text:p>8</text:p>
          </table:table-cell>
          <table:table-cell office:value-type="string" table:style-name="ce16">
            <text:p>Are there a "Test" developed by Courts to analize software derivatives works?<text:s/></text:p>
          </table:table-cell>
          <table:table-cell office:value-type="string" table:style-name="ce26">
            <text:p>Yes, the AFC Test (Abstration, Filtration and Comparative Test)</text:p>
          </table:table-cell>
          <table:table-cell table:style-name="ce9"/>
          <table:table-cell office:value-type="string" table:style-name="ce4">
            <text:p>No. there is no AFC Test or similar in Argentina developted by Courts. Furthermore there are no law cases where courts have reviewed and concluded about software components that may conform a software source code and its copyright protection neither have analyzed and concluded if some kind of interaction between computer programs (i.e. linking) could be construed as vehicle for to modify or to transforn a pre-existence work and so being able to create a derivative software work.<text:s/></text:p>
          </table:table-cell>
          <table:table-cell table:style-name="ce7"/>
          <table:table-cell table:number-columns-repeated="16378" table:style-name="ce1"/>
        </table:table-row>
        <table:table-row table:style-name="ro7">
          <table:table-cell table:number-columns-repeated="5" table:style-name="ce12"/>
          <table:table-cell table:style-name="ce7"/>
          <table:table-cell table:number-columns-repeated="16378" table:style-name="ce1"/>
        </table:table-row>
        <table:table-row table:number-rows-repeated="1048563" table:style-name="ro8">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0209</meta:generator>
    <meta:initial-creator>gmarmol</meta:initial-creator>
    <dc:creator>Shane Coughlan</dc:creator>
    <meta:creation-date>2017-12-28T15:37:59Z</meta:creation-date>
    <dc:date>2020-03-02T14:54:35Z</dc:date>
  </office:meta>
</office:document-meta>
</file>